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45in"/>
    </style:style>
    <style:style style:name="co3" style:family="table-column">
      <style:table-column-properties fo:break-before="auto" style:column-width="1.8319in"/>
    </style:style>
    <style:style style:name="co4" style:family="table-column">
      <style:table-column-properties fo:break-before="auto" style:column-width="1.4783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oute 66 Trip Lodging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table:style-name="ce3" office:value-type="date" office:date-value="2022-10-23">
            <text:p>10/23/22</text:p>
          </table:table-cell>
          <table:table-cell office:value-type="string">
            <text:p>Wagon Wheel</text:p>
          </table:table-cell>
          <table:table-cell office:value-type="string">
            <text:p>Cuba, MO</text:p>
          </table:table-cell>
          <table:table-cell office:value-type="float" office:value="114.92">
            <text:p>114.92</text:p>
          </table:table-cell>
        </table:table-row>
        <table:table-row table:style-name="ro3">
          <table:table-cell office:value-type="string">
            <text:p>Monday</text:p>
          </table:table-cell>
          <table:table-cell table:style-name="ce3" office:value-type="date" office:date-value="2022-10-24">
            <text:p>10/24/22</text:p>
          </table:table-cell>
          <table:table-cell office:value-type="string">
            <text:p>Micortel</text:p>
          </table:table-cell>
          <table:table-cell office:value-type="string">
            <text:p>Miami, OK</text:p>
          </table:table-cell>
          <table:table-cell office:value-type="float" office:value="144.55">
            <text:p>144.55</text:p>
          </table:table-cell>
        </table:table-row>
        <table:table-row table:style-name="ro2">
          <table:table-cell office:value-type="string">
            <text:p>Tuesday</text:p>
          </table:table-cell>
          <table:table-cell table:style-name="ce3" office:value-type="date" office:date-value="2022-10-25">
            <text:p>10/25/22</text:p>
          </table:table-cell>
          <table:table-cell office:value-type="string">
            <text:p>Comfort Inn</text:p>
          </table:table-cell>
          <table:table-cell office:value-type="string">
            <text:p>OK city, OK</text:p>
          </table:table-cell>
          <table:table-cell office:value-type="float" office:value="107.12">
            <text:p>107.12</text:p>
          </table:table-cell>
        </table:table-row>
        <table:table-row table:style-name="ro2">
          <table:table-cell office:value-type="string">
            <text:p>Wednesday</text:p>
          </table:table-cell>
          <table:table-cell table:style-name="ce3" office:value-type="date" office:date-value="2022-10-26">
            <text:p>10/26/22</text:p>
          </table:table-cell>
          <table:table-cell office:value-type="string">
            <text:p>Comfort Inn</text:p>
          </table:table-cell>
          <table:table-cell office:value-type="string">
            <text:p>Amarillo, TX</text:p>
          </table:table-cell>
          <table:table-cell office:value-type="float" office:value="113.63">
            <text:p>113.63</text:p>
          </table:table-cell>
        </table:table-row>
        <table:table-row table:style-name="ro2">
          <table:table-cell office:value-type="string">
            <text:p>Thursday</text:p>
          </table:table-cell>
          <table:table-cell table:style-name="ce3" office:value-type="date" office:date-value="2022-10-27">
            <text:p>10/27/22</text:p>
          </table:table-cell>
          <table:table-cell office:value-type="string">
            <text:p>Days Inn</text:p>
          </table:table-cell>
          <table:table-cell office:value-type="string">
            <text:p>Santa Fe, NM</text:p>
          </table:table-cell>
          <table:table-cell office:value-type="float" office:value="80.71">
            <text:p>80.71</text:p>
          </table:table-cell>
        </table:table-row>
        <table:table-row table:style-name="ro2">
          <table:table-cell office:value-type="string">
            <text:p>Friday</text:p>
          </table:table-cell>
          <table:table-cell table:style-name="ce3" office:value-type="date" office:date-value="2022-10-28">
            <text:p>10/28/22</text:p>
          </table:table-cell>
          <table:table-cell office:value-type="string">
            <text:p>Roadway Inn</text:p>
          </table:table-cell>
          <table:table-cell office:value-type="string">
            <text:p>Gallup, NM</text:p>
          </table:table-cell>
          <table:table-cell office:value-type="float" office:value="62.24">
            <text:p>62.24</text:p>
          </table:table-cell>
        </table:table-row>
        <table:table-row table:style-name="ro3">
          <table:table-cell office:value-type="string">
            <text:p>Saturday</text:p>
          </table:table-cell>
          <table:table-cell table:style-name="ce3" office:value-type="date" office:date-value="2022-10-29">
            <text:p>10/29/22</text:p>
          </table:table-cell>
          <table:table-cell office:value-type="string">
            <text:p>Howard Johnsons</text:p>
          </table:table-cell>
          <table:table-cell office:value-type="string">
            <text:p>Williams, AZ</text:p>
          </table:table-cell>
          <table:table-cell office:value-type="float" office:value="77.93">
            <text:p>77.93</text:p>
          </table:table-cell>
        </table:table-row>
        <table:table-row table:style-name="ro2">
          <table:table-cell office:value-type="string">
            <text:p>Sunday</text:p>
          </table:table-cell>
          <table:table-cell table:style-name="ce3" office:value-type="date" office:date-value="2022-10-30">
            <text:p>10/30/22</text:p>
          </table:table-cell>
          <table:table-cell office:value-type="string">
            <text:p>Days Inn</text:p>
          </table:table-cell>
          <table:table-cell office:value-type="string">
            <text:p>Needles, ca</text:p>
          </table:table-cell>
          <table:table-cell office:value-type="float" office:value="82.49">
            <text:p>82.49</text:p>
          </table:table-cell>
        </table:table-row>
        <table:table-row table:style-name="ro3">
          <table:table-cell office:value-type="string">
            <text:p>Monday</text:p>
          </table:table-cell>
          <table:table-cell table:style-name="ce3" office:value-type="date" office:date-value="2022-10-31">
            <text:p>10/31/22</text:p>
          </table:table-cell>
          <table:table-cell office:value-type="string">
            <text:p>Hampton Inn</text:p>
          </table:table-cell>
          <table:table-cell office:value-type="string">
            <text:p>San Bernardino, CA</text:p>
          </table:table-cell>
          <table:table-cell office:value-type="float" office:value="175.22">
            <text:p>175.22</text:p>
          </table:table-cell>
        </table:table-row>
        <table:table-row table:style-name="ro3">
          <table:table-cell office:value-type="string">
            <text:p>Tues &amp; Wed</text:p>
          </table:table-cell>
          <table:table-cell office:value-type="string">
            <text:p>11/01 &amp; 11/02</text:p>
          </table:table-cell>
          <table:table-cell office:value-type="string">
            <text:p>Studio 6 Stuites</text:p>
          </table:table-cell>
          <table:table-cell office:value-type="string">
            <text:p>San Pedro,CA</text:p>
          </table:table-cell>
          <table:table-cell office:value-type="float" office:value="214.58">
            <text:p>214.58</text:p>
          </table:table-cell>
        </table:table-row>
        <table:table-row table:style-name="ro3">
          <table:table-cell office:value-type="string">
            <text:p>Tuesday</text:p>
          </table:table-cell>
          <table:table-cell table:style-name="ce3" office:value-type="date" office:date-value="2022-11-08">
            <text:p>11/08/22</text:p>
          </table:table-cell>
          <table:table-cell office:value-type="string">
            <text:p>Redfoof Inn</text:p>
          </table:table-cell>
          <table:table-cell office:value-type="string">
            <text:p>Kingman, AZ</text:p>
          </table:table-cell>
          <table:table-cell office:value-type="float" office:value="115.34">
            <text:p>115.34</text:p>
          </table:table-cell>
        </table:table-row>
        <table:table-row table:style-name="ro3">
          <table:table-cell office:value-type="string">
            <text:p>Wednesday</text:p>
          </table:table-cell>
          <table:table-cell table:style-name="ce3" office:value-type="date" office:date-value="2022-11-09">
            <text:p>11/09/22</text:p>
          </table:table-cell>
          <table:table-cell office:value-type="string">
            <text:p>Howard Johnsons</text:p>
          </table:table-cell>
          <table:table-cell office:value-type="string">
            <text:p>Albuguero, NM</text:p>
          </table:table-cell>
          <table:table-cell office:value-type="float" office:value="97.23">
            <text:p>97.23</text:p>
          </table:table-cell>
        </table:table-row>
        <table:table-row table:style-name="ro3">
          <table:table-cell office:value-type="string">
            <text:p>Thursday</text:p>
          </table:table-cell>
          <table:table-cell table:style-name="ce3" office:value-type="date" office:date-value="2022-11-10">
            <text:p>11/10/22</text:p>
          </table:table-cell>
          <table:table-cell office:value-type="string">
            <text:p>Econo Lodge</text:p>
          </table:table-cell>
          <table:table-cell office:value-type="string">
            <text:p>Clovis, NM</text:p>
          </table:table-cell>
          <table:table-cell office:value-type="float" office:value="79.13">
            <text:p>79.13</text:p>
          </table:table-cell>
        </table:table-row>
        <table:table-row table:style-name="ro3">
          <table:table-cell office:value-type="string">
            <text:p>Friday</text:p>
          </table:table-cell>
          <table:table-cell table:style-name="ce3" office:value-type="date" office:date-value="2022-11-11">
            <text:p>11/11/22</text:p>
          </table:table-cell>
          <table:table-cell office:value-type="string">
            <text:p>Days Inn</text:p>
          </table:table-cell>
          <table:table-cell office:value-type="string">
            <text:p>Heneryetta, OK</text:p>
          </table:table-cell>
          <table:table-cell office:value-type="float" office:value="81.83">
            <text:p>81.83</text:p>
          </table:table-cell>
        </table:table-row>
        <table:table-row table:style-name="ro2">
          <table:table-cell office:value-type="string">
            <text:p>Sat &amp; Sun</text:p>
          </table:table-cell>
          <table:table-cell office:value-type="string">
            <text:p>11/12 &amp; 11/13</text:p>
          </table:table-cell>
          <table:table-cell office:value-type="string">
            <text:p>Days Inn Graceland</text:p>
          </table:table-cell>
          <table:table-cell office:value-type="string">
            <text:p>Memphis, TN</text:p>
          </table:table-cell>
          <table:table-cell office:value-type="float" office:value="285.96">
            <text:p>285.96</text:p>
          </table:table-cell>
        </table:table-row>
        <table:table-row table:style-name="ro2">
          <table:table-cell table:number-columns-repeated="4"/>
          <table:table-cell table:style-name="ce5" table:formula="of:=SUM([.E2:.E16])" office:value-type="float" office:value="1832.88">
            <text:p>1832.88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style-name="ce2" office:value-type="string">
            <text:p>Route 66 Trip Ga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6" office:value-type="float" office:value="39.63">
            <text:p>39.63</text:p>
          </table:table-cell>
        </table:table-row>
        <table:table-row table:style-name="ro2">
          <table:table-cell table:number-columns-repeated="4"/>
          <table:table-cell table:style-name="ce6" office:value-type="float" office:value="23.35">
            <text:p>23.35</text:p>
          </table:table-cell>
        </table:table-row>
        <table:table-row table:style-name="ro2">
          <table:table-cell table:number-columns-repeated="4"/>
          <table:table-cell table:style-name="ce6" office:value-type="float" office:value="35.96">
            <text:p>35.96</text:p>
          </table:table-cell>
        </table:table-row>
        <table:table-row table:style-name="ro2">
          <table:table-cell table:number-columns-repeated="4"/>
          <table:table-cell table:style-name="ce6" office:value-type="float" office:value="40.71">
            <text:p>40.71</text:p>
          </table:table-cell>
        </table:table-row>
        <table:table-row table:style-name="ro2">
          <table:table-cell table:number-columns-repeated="4"/>
          <table:table-cell table:style-name="ce6" office:value-type="float" office:value="32.52">
            <text:p>32.52</text:p>
          </table:table-cell>
        </table:table-row>
        <table:table-row table:style-name="ro2">
          <table:table-cell table:number-columns-repeated="4"/>
          <table:table-cell table:style-name="ce6" office:value-type="float" office:value="46.4">
            <text:p>46.40</text:p>
          </table:table-cell>
        </table:table-row>
        <table:table-row table:style-name="ro2">
          <table:table-cell table:number-columns-repeated="4"/>
          <table:table-cell table:style-name="ce6" office:value-type="float" office:value="50">
            <text:p>50.00</text:p>
          </table:table-cell>
        </table:table-row>
        <table:table-row table:style-name="ro2">
          <table:table-cell table:number-columns-repeated="4"/>
          <table:table-cell table:style-name="ce6" office:value-type="float" office:value="31.06">
            <text:p>31.06</text:p>
          </table:table-cell>
        </table:table-row>
        <table:table-row table:style-name="ro2">
          <table:table-cell table:number-columns-repeated="4"/>
          <table:table-cell table:style-name="ce6" office:value-type="float" office:value="35.46">
            <text:p>35.46</text:p>
          </table:table-cell>
        </table:table-row>
        <table:table-row table:style-name="ro2">
          <table:table-cell table:number-columns-repeated="4"/>
          <table:table-cell table:style-name="ce6" office:value-type="float" office:value="67.75">
            <text:p>67.75</text:p>
          </table:table-cell>
        </table:table-row>
        <table:table-row table:style-name="ro2">
          <table:table-cell table:number-columns-repeated="4"/>
          <table:table-cell table:style-name="ce6" office:value-type="float" office:value="59.8">
            <text:p>59.80</text:p>
          </table:table-cell>
        </table:table-row>
        <table:table-row table:style-name="ro2">
          <table:table-cell table:number-columns-repeated="4"/>
          <table:table-cell table:style-name="ce6" office:value-type="float" office:value="0.07">
            <text:p>0.07</text:p>
          </table:table-cell>
        </table:table-row>
        <table:table-row table:style-name="ro2">
          <table:table-cell table:number-columns-repeated="4"/>
          <table:table-cell table:style-name="ce6" office:value-type="float" office:value="35.16">
            <text:p>35.16</text:p>
          </table:table-cell>
        </table:table-row>
        <table:table-row table:style-name="ro2">
          <table:table-cell table:number-columns-repeated="4"/>
          <table:table-cell table:style-name="ce6" office:value-type="float" office:value="42.61">
            <text:p>42.61</text:p>
          </table:table-cell>
        </table:table-row>
        <table:table-row table:style-name="ro2">
          <table:table-cell table:number-columns-repeated="4"/>
          <table:table-cell table:style-name="ce6" office:value-type="float" office:value="28.45">
            <text:p>28.45</text:p>
          </table:table-cell>
        </table:table-row>
        <table:table-row table:style-name="ro2">
          <table:table-cell table:number-columns-repeated="4"/>
          <table:table-cell table:style-name="ce6" office:value-type="float" office:value="43.78">
            <text:p>43.78</text:p>
          </table:table-cell>
        </table:table-row>
        <table:table-row table:style-name="ro2">
          <table:table-cell table:number-columns-repeated="4"/>
          <table:table-cell table:style-name="ce6" office:value-type="float" office:value="31.12">
            <text:p>31.12</text:p>
          </table:table-cell>
        </table:table-row>
        <table:table-row table:style-name="ro2">
          <table:table-cell table:number-columns-repeated="4"/>
          <table:table-cell table:style-name="ce6" office:value-type="float" office:value="41.86">
            <text:p>41.86</text:p>
          </table:table-cell>
        </table:table-row>
        <table:table-row table:style-name="ro2">
          <table:table-cell table:number-columns-repeated="4"/>
          <table:table-cell table:style-name="ce6" office:value-type="float" office:value="45.6">
            <text:p>45.60</text:p>
          </table:table-cell>
        </table:table-row>
        <table:table-row table:style-name="ro2">
          <table:table-cell table:number-columns-repeated="4"/>
          <table:table-cell table:style-name="ce5" table:formula="of:=SUM([.E21:.E39])" office:value-type="float" office:value="731.29">
            <text:p>731.29</text:p>
          </table:table-cell>
        </table:table-row>
        <table:table-row table:style-name="ro2" table:number-rows-repeated="104853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11/30/2022</text:date>, <text:time>17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reen </meta:initial-creator>
    <meta:creation-date>2022-11-30T16:38:41.23</meta:creation-date>
    <meta:printed-by>Dorreen </meta:printed-by>
    <meta:print-date>2022-11-30T17:04:00.97</meta:print-date>
    <dc:date>2022-11-30T17:05:37.62</dc:date>
    <dc:creator>Dorreen </dc:creator>
    <meta:editing-duration>PT9M46S</meta:editing-duration>
    <meta:editing-cycles>1</meta:editing-cycles>
    <meta:document-statistic meta:table-count="3" meta:cell-count="98" meta:object-count="0"/>
    <meta:generator>OpenOffice/4.0.1$Win32 OpenOffice.org_project/401m5$Build-9714</meta:generator>
  </office:meta>
</office:document-meta>
</file>